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TH-SERIAL BRIDGE on LWIP</text:p>
      <text:p text:style-name="Standard"/>
      <text:h text:style-name="Heading_20_1" text:outline-level="1">Pendahuluan</text:h>
      <text:h text:style-name="Heading_20_1" text:outline-level="1">Modiffikasi yang Dilakukan pada LWIP</text:h>
      <text:h text:style-name="Heading_20_2" text:outline-level="2">Lwip 1.3.2</text:h>
      <text:p text:style-name="Text_20_body">Lwip 1.3.2 dipilih karena ini adalah versi terakhir yang diporting ke ecos. </text:p>
      <text:h text:style-name="Heading_20_2" text:outline-level="2">Lwip Contrib 1.3.0</text:h>
      <text:p text:style-name="Text_20_body">Versi 1.3.0 dipilih karena ini adalah versi yang kompatibel dengan lwip 1.3.2</text:p>
      <text:h text:style-name="Heading_20_2" text:outline-level="2">List.h</text:h>
      <text:p text:style-name="Text_20_body">Menambahkan list.h ke lwip/src/include/lwip. List.h adalah header-only C list library.</text:p>
      <text:h text:style-name="Heading_20_2" text:outline-level="2">bridge_eth_ser.[h|c]</text:h>
      <text:p text:style-name="Text_20_body">Tambahkan symlink ke bridge_eth_ser.c di direktori yang sama dengan tapif.c. Tambahkan symlink ke bridge_eth_ser.h ke direktori yang sama dengan tapif.h.</text:p>
      <text:p text:style-name="Text_20_body">Kedua symlink bisa dibuat dengan script makelink.sh</text:p>
      <text:h text:style-name="Heading_20_2" text:outline-level="2">Modifikasi tapif.c</text:h>
      <text:p text:style-name="Text_20_body">Tapif adalah driver untuk virtual ethernet di linux. Hook untuk bridge ditambahkan disini dan akan dibahas pada bab terpisah.</text:p>
      <text:h text:style-name="Heading_20_1" text:outline-level="1">Prinsip Kerja Brid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bk </meta:initial-creator>
    <meta:creation-date>2011-10-26T13:00:34</meta:creation-date>
    <dc:date>2011-10-26T14:48:27</dc:date>
    <dc:creator>ibk </dc:creator>
    <meta:editing-duration>PT01H47M55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110" meta:character-count="750"/>
  </office:meta>
</office:document-meta>
</file>